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utputStreamFactory.OutputStream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utputStreamFactory.write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utputStreamFactory.getNoop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